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esponse.getAction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ponse.setHeader( String nam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ctionResponse.setPortletMode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ponse.setRenderParameter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ponse.sendRedirect( String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ction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ponse.setRenderParameter( String key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ponse.addHeader( String nam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ctionResponse.ActionResponse( javax . portlet . ActionResponse response , PortletPreferences preferences , ActionRequest request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Response.setRenderParameters(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ponse.setWindowState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